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IPRangeManager.instance( AccreditableManager mgr , File configurationDirectory , Logger log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IPRangeManager.getIPRange( String r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PRangeManager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PRangeManager.getIPRan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IPRangeManager.remove( IPRange r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PRangeManager.FileIPRangeManager( AccreditableManager 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PRangeManager.ad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